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3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3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50.00%" fo:text-align="justify" fo:margin-left="-18.00pt" fo:text-indent="18.00pt"/>
    </style: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15.00%" fo:text-align="justify" fo:margin-left="-18.00pt" fo:text-indent="18.00pt"/>
    </style: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justify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18.00pt" fo:text-indent="18.00pt"/>
    </style:style>
    <style:style style:name="P21" style:family="paragraph">
      <style:paragraph-properties fo:line-height="100.00%" fo:text-align="justify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</office:automatic-styles>
  <office:body>
    <office:text>
      <text:p text:style-name="P1"><text:span text:style-name="T1">Mikszáth: Jó palócok és Tót atyafiak</text:span></text:p>
      <text:p text:style-name="P2"><text:span text:style-name="T2"/></text:p>
      <text:p text:style-name="P3"><text:span text:style-name="T3"><text:tab/><text:tab/></text:span><text:span text:style-name="T4">Tót atyafiak</text:span><text:span text:style-name="T5"><text:tab/><text:tab/><text:tab/><text:tab/><text:tab/></text:span><text:span text:style-name="T6">A jó palócok</text:span></text:p>
      <text:p text:style-name="P3"><text:span text:style-name="T7"><text:tab/></text:span><text:span text:style-name="T8">•</text:span><text:span text:style-name="T9"><text:s/>1881<text:tab/><text:tab/><text:tab/><text:tab/><text:tab/><text:tab/></text:span><text:span text:style-name="T10">•</text:span><text:span text:style-name="T11"><text:s/>1882</text:span></text:p>
      <text:p text:style-name="P3"><text:span text:style-name="T12"><text:tab/></text:span><text:span text:style-name="T13">•</text:span><text:span text:style-name="T14"><text:s/>4 elbeszélést tartalmaz<text:tab/><text:tab/><text:tab/></text:span><text:span text:style-name="T15">•</text:span><text:span text:style-name="T16"><text:s/>15 rövidebb novella</text:span></text:p>
      <text:p text:style-name="P3"><text:span text:style-name="T17"><text:tab/></text:span><text:span text:style-name="T18">•</text:span><text:span text:style-name="T19"><text:s/>Fátra vidéken játszódik<text:tab/><text:tab/><text:tab/></text:span><text:span text:style-name="T20">•</text:span><text:span text:style-name="T21"><text:s/>Nógrádi dombság vidékén </text:span></text:p>
      <text:p text:style-name="P3"><text:span text:style-name="T22"><text:tab/><text:tab/>(zord éghajlat)<text:tab/><text:tab/><text:tab/><text:tab/><text:tab/>(lankásabb)</text:span></text:p>
      <text:p text:style-name="P3"><text:span text:style-name="T22"><text:tab/></text:span><text:span text:style-name="T23">•</text:span><text:span text:style-name="T24"><text:s/>f</text:span><text:span text:style-name="T25">őhősei a civiliz</text:span><text:span text:style-name="T26">ációtól távol<text:tab/><text:tab/></text:span><text:span text:style-name="T27">•</text:span><text:span text:style-name="T28"><text:s/>falubéli eberek közössége<text:tab/></text:span></text:p>
      <text:p text:style-name="P3"><text:span text:style-name="T29"><text:tab/><text:tab/>él</text:span><text:span text:style-name="T30">ő alakok<text:tab/><text:tab/><text:tab/><text:tab/></text:span><text:span text:style-name="T31">•</text:span><text:span text:style-name="T32"><text:s/>falubéliek mindennapjai</text:span></text:p>
      <text:p text:style-name="P3"><text:span text:style-name="T33"><text:tab/></text:span><text:span text:style-name="T34">•</text:span><text:span text:style-name="T35"><text:s/>nehezen oldódnak, beszélnek<text:tab/><text:tab/></text:span><text:span text:style-name="T36">•</text:span><text:span text:style-name="T37"><text:s/>közösségi otthonosság</text:span></text:p>
      <text:p text:style-name="P3"><text:span text:style-name="T38"><text:tab/></text:span><text:span text:style-name="T39">•</text:span><text:span text:style-name="T40"><text:s/>babonák világa, elmaradottság<text:tab/><text:tab/></text:span><text:span text:style-name="T41">•</text:span><text:span text:style-name="T42"><text:s/>visszatér</text:span><text:span text:style-name="T43">ő szereplők</text:span></text:p>
      <text:p text:style-name="P3"><text:span text:style-name="T44"><text:tab/><text:tab/><text:tab/><text:tab/><text:tab/><text:tab/><text:tab/></text:span><text:span text:style-name="T45">•</text:span><text:span text:style-name="T46"><text:s/>hiedelmek, babonák</text:span></text:p>
      <text:p text:style-name="P3"><text:span text:style-name="T47"><text:tab/><text:tab/><text:tab/><text:tab/><text:tab/><text:tab/><text:tab/></text:span><text:span text:style-name="T48">•</text:span><text:span text:style-name="T49"><text:s/>nyíltan fejezik ki érzelmeiket</text:span></text:p>
      <text:p text:style-name="P3"><text:span text:style-name="T50"/></text:p>
      <text:p text:style-name="P3"><text:span text:style-name="T51">A jó palócok</text:span></text:p>
      <text:p text:style-name="P4"><text:span text:style-name="T52"/></text:p>
      <text:list text:style-name="L5">
        <text:list-item>
          <text:p text:style-name="P5"><text:span text:style-name="T53">gyermeki és ifjúkori emlékekb</text:span><text:span text:style-name="T54">ől dolgozik</text:span></text:p>
        </text:list-item>
        <text:list-item>
          <text:p text:style-name="P5"><text:span text:style-name="T55">a meseszer</text:span><text:span text:style-name="T56">űs</text:span><text:span text:style-name="T57">ég az erkölcsi mondanivalóval keveredik<text:s/></text:span><text:span text:style-name="T58">→</text:span><text:span text:style-name="T59"><text:s/>hiedelmek, babonák is kapcsolódnak hozzá</text:span></text:p>
        </text:list-item>
        <text:list-item>
          <text:p text:style-name="P5"><text:span text:style-name="T60">sokban megtalálható egy kis rejtett érzékiség</text:span></text:p>
        </text:list-item>
        <text:list-item>
          <text:p text:style-name="P5"><text:span text:style-name="T60">van bennük modernség</text:span><text:span text:style-name="T61">,<text:s/></text:span><text:span text:style-name="T62">Mikszáth lemond arról, hogy igazságot szolgáltasson<text:s/></text:span><text:span text:style-name="T63">→</text:span><text:span text:style-name="T64"><text:s/>csak sejtet</text:span><text:span text:style-name="T65">;<text:s/></text:span><text:span text:style-name="T66">nála nincs szó tényleges megoldásról</text:span></text:p>
        </text:list-item>
        <text:list-item>
          <text:p text:style-name="P5"><text:span text:style-name="T66">15 különálló novella, de van ami összef</text:span><text:span text:style-name="T67">űzi őket<text:s/></text:span><text:span text:style-name="T68">→</text:span><text:span text:style-name="T69"><text:s/>helyszín, szerepl</text:span><text:span text:style-name="T70">ők ism</text:span><text:span text:style-name="T71">étl</text:span><text:span text:style-name="T72">ődő felbukkan</text:span><text:span text:style-name="T73">ása</text:span></text:p>
        </text:list-item>
        <text:list-item>
          <text:p text:style-name="P5"><text:span text:style-name="T74">néha a történetek kapcsolódnak egymáshoz<text:s/></text:span><text:span text:style-name="T75">→</text:span><text:span text:style-name="T76"><text:s/>nem mindig kapcsolódik az id</text:span><text:span text:style-name="T77">őrend</text:span></text:p>
        </text:list-item>
        <text:list-item>
          <text:p text:style-name="P5"><text:span text:style-name="T78">laza novellafüzér<text:s/></text:span><text:span text:style-name="T79">→</text:span><text:span text:style-name="T80"><text:s/>ilyen lesz a regény is a 20. században (folytonosság hiánya)</text:span></text:p>
        </text:list-item>
        <text:list-item>
          <text:p text:style-name="P5"><text:span text:style-name="T81">→</text:span><text:span text:style-name="T82"><text:s/>fragmentáltság = mozsikszer</text:span><text:span text:style-name="T83">űs</text:span><text:span text:style-name="T84">ég</text:span></text:p>
        </text:list-item>
        <text:list-item>
          <text:p text:style-name="P5"><text:span text:style-name="T85">a tájat használja fel az érzelmek kifejezésére</text:span><text:span text:style-name="T86">,<text:s/></text:span><text:span text:style-name="T87">küls</text:span><text:span text:style-name="T88">ő erők utalnak a belső t</text:span><text:span text:style-name="T89">örténésekre</text:span></text:p>
        </text:list-item>
        <text:list-item>
          <text:p text:style-name="P5"><text:span text:style-name="T90">az<text:s/></text:span><text:span text:style-name="T91">el</text:span><text:span text:style-name="T92">őad</text:span><text:span text:style-name="T93">ásmód</text:span><text:span text:style-name="T94"><text:s/></text:span><text:span text:style-name="T95">közvetlen</text:span><text:span text:style-name="T96">,<text:s/></text:span><text:span text:style-name="T97">él</text:span><text:span text:style-name="T98">ősz</text:span><text:span text:style-name="T99">óbeli közlést imitáló</text:span><text:span text:style-name="T100">,<text:s/></text:span><text:span text:style-name="T101">a szerz</text:span><text:span text:style-name="T102">ő teljesen azonosul azzal a k</text:span><text:span text:style-name="T103">özösséggel amelyr</text:span><text:span text:style-name="T104">ől<text:s/></text:span><text:span text:style-name="T105">ír<text:s/></text:span><text:span text:style-name="T106">→</text:span><text:span text:style-name="T107"><text:s/>beolvadó magatartás</text:span></text:p>
        </text:list-item>
        <text:list-item>
          <text:p text:style-name="P5"><text:span text:style-name="T108">egyenes beszéd: a közlés szó szerinti idézése</text:span></text:p>
        </text:list-item>
        <text:list-item>
          <text:p text:style-name="P5"><text:span text:style-name="T108">függ</text:span><text:span text:style-name="T109">ő besz</text:span><text:span text:style-name="T110">éd: nem szó szerinti idézés, áttételes, a szerz</text:span><text:span text:style-name="T111">ő szavaib</text:span><text:span text:style-name="T112">ól derül ki</text:span></text:p>
        </text:list-item>
        <text:list-item>
          <text:p text:style-name="P5"><text:span text:style-name="T113">szabad függ</text:span><text:span text:style-name="T114">ő besz</text:span><text:span text:style-name="T115">éd: nincs benne utalás, hiányzik a bevezet</text:span><text:span text:style-name="T116">ő ige, a k</text:span><text:span text:style-name="T117">öt</text:span><text:span text:style-name="T118">ősz</text:span><text:span text:style-name="T119">ó</text:span></text:p>
        </text:list-item>
      </text:list>
      <text:p text:style-name="P6"><text:span text:style-name="T120"/></text:p>
      <text:p text:style-name="P6"><text:span text:style-name="T121">Szegény Gélyi János lovai</text:span></text:p>
      <text:p text:style-name="P6"><text:span text:style-name="T122"/></text:p>
      <text:p text:style-name="P6"><text:span text:style-name="T123">cím: rosszat sejtet, baljóslatú, részben témamegjelöl</text:span><text:span text:style-name="T124">ő, picit mell</text:span><text:span text:style-name="T125">évezet</text:span></text:p>
      <text:p text:style-name="P6"><text:span text:style-name="T126"/></text:p>
      <text:list text:style-name="L7">
        <text:list-item>
          <text:p text:style-name="P7"><text:span text:style-name="T127">a lakodalomba készülnek: kellemes, hangulatos</text:span><text:span text:style-name="T128">,<text:s/></text:span><text:span text:style-name="T129">a lovakat csinosítja: b</text:span><text:span text:style-name="T130">ős</text:span><text:span text:style-name="T131">égre, jólétre utal</text:span></text:p>
        </text:list-item>
        <text:list-item>
          <text:p text:style-name="P7"><text:span text:style-name="T132">a m</text:span><text:span text:style-name="T133">ű alaphelyzete idilli,<text:s/></text:span><text:span text:style-name="T134">kiderül, hogy Vér Klára és Gélyi János házastársak</text:span><text:span text:style-name="T135">, kiderül,<text:s/></text:span><text:span text:style-name="T136">hogy a szeret</text:span><text:span text:style-name="T137">ője volt, régén, mert akkor más férje volt, nem tudni, most hű-e</text:span></text:p>
        </text:list-item>
        <text:list-item>
          <text:p text:style-name="P7"><text:span text:style-name="T138">a nyugalmi helyzet felborul<text:s/></text:span><text:span text:style-name="T139">→</text:span><text:span text:style-name="T140"><text:s/>idegen emberek érkezése</text:span><text:span text:style-name="T141">,<text:s/></text:span><text:span text:style-name="T142">Gélyi gyanakszik: hirtelen odafigyel a párbeszédofoszlányra</text:span><text:span text:style-name="T143">: szabad függ</text:span><text:span text:style-name="T144">ő beszéd, nem tudjuk ki mond mit,<text:s/></text:span><text:span text:style-name="T145">téma: házasságtör</text:span><text:span text:style-name="T146">ő asszony,<text:s/></text:span><text:span text:style-name="T147">balladaszer</text:span><text:span text:style-name="T148">ű előad</text:span><text:span text:style-name="T149">ásmód</text:span><text:span text:style-name="T150">:<text:s/></text:span><text:span text:style-name="T151">szaggatottság kifejezése:…</text:span><text:span text:style-name="T152"><text:s/></text:span><text:span text:style-name="T153">,<text:s/></text:span><text:span text:style-name="T154">tragikus végkifejlet</text:span><text:span text:style-name="T155">,<text:s/></text:span><text:span text:style-name="T156">az elhallgatásnak is nagy szerepe van<text:s/></text:span><text:span text:style-name="T157">→</text:span><text:span text:style-name="T158"><text:s/>balladai homály</text:span></text:p>
        </text:list-item>
        <text:list-item>
          <text:p text:style-name="P7"><text:span text:style-name="T159">zeneileg is rámutat az érzelmi pontokra<text:s/></text:span><text:span text:style-name="T160">→</text:span><text:span text:style-name="T161"><text:s/>népdalszer</text:span><text:span text:style-name="T162">ű lesz<text:s/></text:span><text:span text:style-name="T163">→</text:span><text:span text:style-name="T164"><text:s/>ritmikus próza</text:span></text:p>
        </text:list-item>
        <text:list-item>
          <text:p text:style-name="P7"><text:span text:style-name="T165">szabad függ</text:span><text:span text:style-name="T166">ő besz</text:span><text:span text:style-name="T167">éd határozza meg az egészet<text:s/></text:span><text:span text:style-name="T168">→</text:span><text:span text:style-name="T169"><text:s/>összecsúszik a szerz</text:span><text:span text:style-name="T170">ő<text:s/></text:span><text:span text:style-name="T171">és Gélyi János bels</text:span><text:span text:style-name="T172">ő monol</text:span><text:span text:style-name="T173">ógja<text:s/></text:span><text:span text:style-name="T174">→</text:span><text:span text:style-name="T175"><text:s/>otthonosság, jártasság képzetét kelti</text:span></text:p>
        </text:list-item>
        <text:list-item>
          <text:p text:style-name="P7"><text:span text:style-name="T176">utal arra, hogy ugyanabban a hagyományban él, mint a falusiak<text:s/></text:span><text:span text:style-name="T177">→</text:span><text:span text:style-name="T178"><text:s/>ezért m</text:span><text:span text:style-name="T179">űk</text:span><text:span text:style-name="T180">ödik jelként a rózsa</text:span></text:p>
        </text:list-item>
        <text:list-item>
          <text:p text:style-name="P7"><text:span text:style-name="T181">zárlat: 3 ember összecsúszott szabad függ</text:span><text:span text:style-name="T182">ő besz</text:span><text:span text:style-name="T183">éde</text:span><text:span text:style-name="T184">,<text:s/></text:span><text:span text:style-name="T185">Klára is megjelenik</text:span><text:span text:style-name="T186">,<text:s/></text:span><text:span text:style-name="T187">Mikszáth nem mond el mindent, csak sejtet<text:s/></text:span><text:span text:style-name="T188">→</text:span><text:span text:style-name="T189"><text:s/>korlátozott mindent tudás</text:span></text:p>
        </text:list-item>
        <text:list-item>
          <text:p text:style-name="P7"><text:span text:style-name="T190">eltér a 19. sz.-i elbeszél</text:span><text:span text:style-name="T191">ői hagyom</text:span><text:span text:style-name="T192">ányoktól<text:s/></text:span><text:span text:style-name="T193">→</text:span><text:span text:style-name="T194"><text:s/>az okok, célok, végeredmény egy részét csak sejteti<text:s/></text:span><text:span text:style-name="T195">→</text:span><text:span text:style-name="T196"><text:s/>kifejtettség hiányát eredményezi<text:s/></text:span><text:span text:style-name="T197">→</text:span><text:span text:style-name="T198"><text:s/>az üres helyeket az olvasó tölti ki</text:span></text:p>
        </text:list-item>
      </text:list>
      <text:p text:style-name="P8"><text:span text:style-name="T199"/></text:p>
      <text:p text:style-name="P8"><text:span text:style-name="T199"/></text:p>
      <text:p text:style-name="P8"><text:span text:style-name="T200">Tót atyafiak</text:span><text:span text:style-name="T201"/></text:p>
      <text:p text:style-name="P8"><text:span text:style-name="T202"/></text:p>
      <text:p text:style-name="P8"><text:span text:style-name="T203">Az a fekete folt</text:span></text:p>
      <text:p text:style-name="P8"><text:span text:style-name="T204"/></text:p>
      <text:p text:style-name="P8"><text:span text:style-name="T205">M</text:span><text:span text:style-name="T206">űfaja</text:span><text:span text:style-name="T207">: </text:span></text:p>
      <text:p text:style-name="P8"><text:span text:style-name="T208">I</text:span><text:span text:style-name="T209">nkább elbeszélések</text:span><text:span text:style-name="T210">, de novelláknak is tekinthet</text:span><text:span text:style-name="T211">őek,<text:s/></text:span><text:span text:style-name="T212">néhány nap, kevés szerepl</text:span><text:span text:style-name="T213">ő.</text:span></text:p>
      <text:p text:style-name="P8"><text:span text:style-name="T214">A b</text:span><text:span text:style-name="T215">allada is meghatározó m</text:span><text:span text:style-name="T216">űfaji jellegzetess</text:span><text:span text:style-name="T217">éget mutat</text:span></text:p>
      <text:list text:style-name="L9">
        <text:list-item>
          <text:p text:style-name="P9"><text:span text:style-name="T218">balladai homály</text:span></text:p>
        </text:list-item>
        <text:list-item>
          <text:p text:style-name="P9"><text:span text:style-name="T218">b</text:span><text:span text:style-name="T219">űn<text:s/></text:span><text:span text:style-name="T220">és b</text:span><text:span text:style-name="T221">űnhőd</text:span><text:span text:style-name="T222">és motívuma</text:span></text:p>
        </text:list-item>
        <text:list-item>
          <text:p text:style-name="P9"><text:span text:style-name="T223">tragikus végkifejlet</text:span></text:p>
        </text:list-item>
      </text:list>
      <text:p text:style-name="P10"><text:span text:style-name="T224"/></text:p>
      <text:p text:style-name="P10"><text:span text:style-name="T225">Színhely</text:span><text:span text:style-name="T226">: </text:span></text:p>
      <text:p text:style-name="P10"><text:span text:style-name="T226">Felvidék, kopár hely</text:span></text:p>
      <text:p text:style-name="P10"><text:span text:style-name="T226">Szabadságharc utáni id</text:span><text:span text:style-name="T227">őszak</text:span></text:p>
      <text:p text:style-name="P10"><text:span text:style-name="T228"/></text:p>
      <text:p text:style-name="P10"><text:span text:style-name="T229">Cím</text:span><text:span text:style-name="T230">:</text:span></text:p>
      <text:p text:style-name="P10"><text:span text:style-name="T231">E</text:span><text:span text:style-name="T232">gy idézet<text:s/></text:span><text:span text:style-name="T233">a m</text:span><text:span text:style-name="T234">ű végi</text:span><text:span text:style-name="T235"><text:s/>dalból</text:span><text:span text:style-name="T236">, kereted ad a történetnek</text:span><text:span text:style-name="T237"/></text:p>
      <text:list text:style-name="L11">
        <text:list-item>
          <text:p text:style-name="P11"><text:span text:style-name="T238">a szomorú végkifejletere utal (leégett akol)</text:span></text:p>
        </text:list-item>
        <text:list-item>
          <text:p text:style-name="P12"><text:span text:style-name="T239">régebbi id</text:span><text:span text:style-name="T240">őkbe helyezi a művet (tomp</text:span><text:span text:style-name="T241">ít)</text:span><text:span text:style-name="T242"/></text:p>
        </text:list-item>
        <text:list-item>
          <text:p text:style-name="P12"><text:span text:style-name="T242">három pont az elején: él</text:span><text:span text:style-name="T243">ősz</text:span><text:span text:style-name="T244">óbeli el</text:span><text:span text:style-name="T245">őad</text:span><text:span text:style-name="T246">ásmódot fejezi ki</text:span></text:p>
        </text:list-item>
      </text:list>
      <text:p text:style-name="P13"><text:span text:style-name="T247"/></text:p>
      <text:p text:style-name="P13"><text:span text:style-name="T248">Szerkezet</text:span><text:span text:style-name="T249">:</text:span></text:p>
      <text:list text:style-name="L14">
        <text:list-item>
          <text:p text:style-name="P14"><text:span text:style-name="T249">új szerepl</text:span><text:span text:style-name="T250">ő megjelen</text:span><text:span text:style-name="T251">ése: bonyodalom</text:span></text:p>
        </text:list-item>
        <text:list-item>
          <text:p text:style-name="P15"><text:span text:style-name="T252">a m</text:span><text:span text:style-name="T253">ű bevezet</text:span><text:span text:style-name="T254">ése nagyon hosszú<text:s/></text:span><text:span text:style-name="T255">→</text:span><text:span text:style-name="T256"><text:s/></text:span><text:span text:style-name="T257">epizódokat mond el sorban,<text:s/></text:span><text:span text:style-name="T258">a juhakolról tudjuk meg a legtöbbet<text:s/></text:span><text:span text:style-name="T259">→</text:span><text:span text:style-name="T260"><text:s/>anekdotákat ír le</text:span><text:span text:style-name="T261">,<text:s/></text:span><text:span text:style-name="T262">az emberekr</text:span><text:span text:style-name="T263">ől mell</text:span><text:span text:style-name="T264">ékesen ír</text:span></text:p>
        </text:list-item>
        <text:list-item>
          <text:p text:style-name="P16"><text:span text:style-name="T265">a hosszú leírás a birkák jelent</text:span><text:span text:style-name="T266">ős</text:span><text:span text:style-name="T267">égét, értékét mutatja be</text:span><text:span text:style-name="T268">,<text:s/></text:span><text:span text:style-name="T269">annál nagyobb súlyú a büntetés a végén</text:span><text:span text:style-name="T270"/></text:p>
        </text:list-item>
      </text:list>
      <text:p text:style-name="P17"><text:span text:style-name="T270"/></text:p>
      <text:p text:style-name="P17"><text:span text:style-name="T271">B</text:span><text:span text:style-name="T272">els</text:span><text:span text:style-name="T273">ő lelki vil</text:span><text:span text:style-name="T274">ágáról csak a bacsának beszél</text:span><text:span text:style-name="T275">,<text:s/></text:span><text:span text:style-name="T276">a cselekmény haladásával a bels</text:span><text:span text:style-name="T277">ő bemutat</text:span><text:span text:style-name="T278">ás megsz</text:span><text:span text:style-name="T279">űnik</text:span></text:p>
      <text:p text:style-name="P17"><text:span text:style-name="T280"/></text:p>
      <text:p text:style-name="P17"><text:span text:style-name="T281">Olej</text:span><text:span text:style-name="T282">:</text:span></text:p>
      <text:list text:style-name="L18">
        <text:list-item>
          <text:p text:style-name="P18"><text:span text:style-name="T282">bacsa / számadó juhász</text:span><text:span text:style-name="T283">,<text:s/></text:span><text:span text:style-name="T284">„</text:span><text:span text:style-name="T285">Brezina ura”</text:span></text:p>
        </text:list-item>
        <text:list-item>
          <text:p text:style-name="P18"><text:span text:style-name="T286">magának való, neki csak Isten parancsol</text:span></text:p>
        </text:list-item>
        <text:list-item>
          <text:p text:style-name="P18"><text:span text:style-name="T286">zordnak t</text:span><text:span text:style-name="T287">űnik a falu sz</text:span><text:span text:style-name="T288">ámára, mert nem sírt a felesége temetésén</text:span></text:p>
        </text:list-item>
        <text:list-item>
          <text:p text:style-name="P18"><text:span text:style-name="T289">nagyon nagy a különbség a valóság és a látszat között</text:span><text:span text:style-name="T290">, belülr</text:span><text:span text:style-name="T291">ől mutatja a szerző, keserűen éli meg, de<text:s/></text:span><text:span text:style-name="T292">belátja a hierarchikus rendet és azt, hogy a veszteségeknek helye van a világban<text:s/></text:span><text:span text:style-name="T293">→</text:span><text:span text:style-name="T294"><text:s/>bölcs</text:span></text:p>
        </text:list-item>
        <text:list-item>
          <text:p text:style-name="P18"><text:span text:style-name="T295">hibája: megingott, elgondolkodott azon, hogy mi lenne ha mégis<text:s/></text:span><text:span text:style-name="T296">ő lenne Brezina ura</text:span></text:p>
        </text:list-item>
        <text:list-item>
          <text:p text:style-name="P18"><text:span text:style-name="T297">bels</text:span><text:span text:style-name="T298">ő bajok k</text:span><text:span text:style-name="T299">üls</text:span><text:span text:style-name="T300">ő testi bajokban nyilv</text:span><text:span text:style-name="T301">ánulnak meg</text:span><text:span text:style-name="T302">,</text:span><text:span text:style-name="T303"><text:s/></text:span><text:span text:style-name="T304">összetöri a tükröt<text:s/></text:span><text:span text:style-name="T305">→</text:span><text:span text:style-name="T306"><text:s/>nem tud saját magára nézni</text:span></text:p>
        </text:list-item>
        <text:list-item>
          <text:p text:style-name="P18"><text:span text:style-name="T307">herceg szándékai nem tisztességesek</text:span></text:p>
        </text:list-item>
      </text:list>
      <text:p text:style-name="P19"><text:span text:style-name="T308"/></text:p>
      <text:p text:style-name="P19"><text:span text:style-name="T309">herceg</text:span><text:span text:style-name="T310">:</text:span></text:p>
      <text:list text:style-name="L20">
        <text:list-item>
          <text:p text:style-name="P20"><text:span text:style-name="T310">játszadozik</text:span><text:span text:style-name="T311"><text:s/>környezetével</text:span><text:span text:style-name="T312">, nem mondja el ki<text:s/></text:span><text:span text:style-name="T313">ő val</text:span><text:span text:style-name="T314">ójában</text:span><text:span text:style-name="T315">, el</text:span><text:span text:style-name="T316">őrevetíti, hogy az emberekre csak játékszerként tekint, Anika is az</text:span><text:span text:style-name="T317"/></text:p>
        </text:list-item>
        <text:list-item>
          <text:p text:style-name="P20"><text:span text:style-name="T318">felülírja a hercegr</text:span><text:span text:style-name="T319">ől alkotott mesei elk</text:span><text:span text:style-name="T320">épzelést</text:span><text:span text:style-name="T321"/></text:p>
        </text:list-item>
        <text:list-item>
          <text:p text:style-name="P20"><text:span text:style-name="T321">a tejért pénzt dob oda<text:s/></text:span><text:span text:style-name="T322">→</text:span><text:span text:style-name="T323"><text:s/>megsérti a vendéglátó szokást<text:s/></text:span><text:span text:style-name="T324">→</text:span><text:span text:style-name="T325"><text:s/>el</text:span><text:span text:style-name="T326">ők</text:span><text:span text:style-name="T327">épe a lány vásárlásának</text:span></text:p>
        </text:list-item>
        <text:list-item>
          <text:p text:style-name="P20"><text:span text:style-name="T328">letegezi<text:s/></text:span><text:span text:style-name="T329">őket, nem veszi le a kalapj</text:span><text:span text:style-name="T330">át</text:span></text:p>
        </text:list-item>
      </text:list>
      <text:p text:style-name="P21"><text:span text:style-name="T331">A bacsa számára ezek mindtisztességtelen dolgok.</text:span><text:span text:style-name="T332"/></text:p>
      <text:p text:style-name="P21"><text:span text:style-name="T333"/></text:p>
      <text:p text:style-name="P21"><text:span text:style-name="T334">tet</text:span><text:span text:style-name="T335">őpont</text:span><text:span text:style-name="T336">:<text:s/></text:span><text:span text:style-name="T337">üzen Matyival, de a herceg már elutazott Anikával</text:span></text:p>
      <text:p text:style-name="P21"><text:span text:style-name="T338">megoldás</text:span><text:span text:style-name="T339">: felgyújtja az akolt a juhokkal együtt</text:span><text:span text:style-name="T340">, önmagán hajtja végre a b</text:span><text:span text:style-name="T341">üntetést</text:span><text:span text:style-name="T342"/></text:p>
      <text:p text:style-name="P21"><text:span text:style-name="T343"/></text:p>
      <text:list text:style-name="L22">
        <text:list-item>
          <text:p text:style-name="P22"><text:span text:style-name="T344">a befejezés nyitva marad</text:span><text:span text:style-name="T345">, olvasóra bízza</text:span><text:span text:style-name="T346"/></text:p>
        </text:list-item>
        <text:list-item>
          <text:p text:style-name="P22"><text:span text:style-name="T346">dal szövege:<text:s/></text:span><text:span text:style-name="T347">a fekete folt<text:s/></text:span><text:span text:style-name="T348">szégyenfolt a bacsa becsületén</text:span><text:span text:style-name="T349">(szimbolikus)</text:span><text:span text:style-name="T350"/></text:p>
        </text:list-item>
      </text:list>
      <text:p text:style-name="P23"><text:span text:style-name="T350"><text:tab/><text:tab/><text:s text:c="10"/>a felégetett hely</text:span><text:span text:style-name="T351">(fizikai)</text:span><text:span text:style-name="T352"/></text:p>
      <text:p text:style-name="P23"><text:span text:style-name="T353"/></text:p>
      <text:list text:style-name="L24">
        <text:list-item>
          <text:p text:style-name="P24"><text:span text:style-name="T354">szabad függ</text:span><text:span text:style-name="T355">ő besz</text:span><text:span text:style-name="T356">éd az elbeszélés módja</text:span></text:p>
        </text:list-item>
        <text:list-item>
          <text:p text:style-name="P24"><text:span text:style-name="T357">természet: amíg minden rendben van, addig összhang van Olej és a természet között</text:span><text:span text:style-name="T358">,<text:s/></text:span><text:span text:style-name="T359">mikor megtörténik a b</text:span><text:span text:style-name="T360">űn a term</text:span><text:span text:style-name="T361">észetben nyugalom van továbbra is<text:s/></text:span><text:span text:style-name="T362">→</text:span><text:span text:style-name="T363"><text:s/>a természet eltávolodik a bacsától, nem támogatja<text:s/></text:span><text:span text:style-name="T364">→</text:span><text:span text:style-name="T365"><text:s/>ugyanígy az elbeszél</text:span><text:span text:style-name="T366">ő is elt</text:span><text:span text:style-name="T367">ávolodik</text:span><text:span text:style-name="T368"/></text:p>
        </text:list-item>
      </text:list>
      <text:p text:style-name="P25"><text:span text:style-name="T369"/></text:p>
      <text:p text:style-name="P25"><text:span text:style-name="T369">A novella egy tiszteletadása felvidéki élet<text:s text:c="2"/>szigorú erkölcsisége el</text:span><text:span text:style-name="T370">őtt.</text:span><text:span text:style-name="T3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